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000000CC080E85F0CF3AF2A7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8.9236in" draw:z-index="0"><draw:image xlink:href="Pictures/100000000000099000000CC080E85F0CF3AF2A7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58:10.195000000</meta:creation-date>
    <dc:date>2020-06-08T11:03:47.573000000</dc:date>
    <meta:editing-duration>PT5M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5.2$Windows_X86_64 LibreOffice_project/dd0751754f11728f69b42ee2af66670068624673</meta:generator>
  </office:meta>
</office:document-meta>
</file>